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568cm" svg:height="12.298cm" svg:x="18.172cm" svg:y="1.806cm">
            <draw:object draw:notify-on-update-of-ranges="Arkusz1.A3:Arkusz1.A3 Arkusz1.D5:Arkusz1.D24 Arkusz1.C5:Arkusz1.C24 Arkusz1.F5:Arkusz1.F24 Arkusz1.F5:Arkusz1.F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błąd w zależności od epok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5]*500" office:value-type="float" office:value="500">
            <text:p>500</text:p>
          </table:table-cell>
          <table:table-cell office:value-type="float" office:value="0.174230123631333">
            <text:p>0,1742301236</text:p>
          </table:table-cell>
          <table:table-cell office:value-type="float" office:value="0.02">
            <text:p>0,02</text:p>
          </table:table-cell>
          <table:table-cell table:formula="of:=[.D5]*[.E5]" office:value-type="float" office:value="0.00348460247262666">
            <text:p>0,003484602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6]*500" office:value-type="float" office:value="1000">
            <text:p>1000</text:p>
          </table:table-cell>
          <table:table-cell office:value-type="float" office:value="0.173673340014582">
            <text:p>0,17367334</text:p>
          </table:table-cell>
          <table:table-cell table:formula="of:=[.E5]-0.0022" office:value-type="float" office:value="0.0178">
            <text:p>0,0178</text:p>
          </table:table-cell>
          <table:table-cell table:formula="of:=[.D6]*[.E6]" office:value-type="float" office:value="0.00309138545225956">
            <text:p>0,003091385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7]*500" office:value-type="float" office:value="1500">
            <text:p>1500</text:p>
          </table:table-cell>
          <table:table-cell office:value-type="float" office:value="0.172745449131151">
            <text:p>0,1727454491</text:p>
          </table:table-cell>
          <table:table-cell table:formula="of:=[.E6]-0.001" office:value-type="float" office:value="0.0168">
            <text:p>0,0168</text:p>
          </table:table-cell>
          <table:table-cell table:formula="of:=[.D7]*[.E7]" office:value-type="float" office:value="0.00290212354540334">
            <text:p>0,002902123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8]*500" office:value-type="float" office:value="2000">
            <text:p>2000</text:p>
          </table:table-cell>
          <table:table-cell office:value-type="float" office:value="0.167797614312821">
            <text:p>0,1677976143</text:p>
          </table:table-cell>
          <table:table-cell table:formula="of:=[.E7]-0.001" office:value-type="float" office:value="0.0158">
            <text:p>0,0158</text:p>
          </table:table-cell>
          <table:table-cell table:formula="of:=[.D8]*[.E8]" office:value-type="float" office:value="0.00265120230614257">
            <text:p>0,002651202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9]*500" office:value-type="float" office:value="2500">
            <text:p>2500</text:p>
          </table:table-cell>
          <table:table-cell office:value-type="float" office:value="0.16328494867944">
            <text:p>0,1632849487</text:p>
          </table:table-cell>
          <table:table-cell table:formula="of:=[.E8]-0.001" office:value-type="float" office:value="0.0148">
            <text:p>0,0148</text:p>
          </table:table-cell>
          <table:table-cell table:formula="of:=[.D9]*[.E9]" office:value-type="float" office:value="0.00241661724045571">
            <text:p>0,002416617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10]*500" office:value-type="float" office:value="3000">
            <text:p>3000</text:p>
          </table:table-cell>
          <table:table-cell office:value-type="float" office:value="0.162151898057658">
            <text:p>0,1621518981</text:p>
          </table:table-cell>
          <table:table-cell table:formula="of:=[.E9]-0.001" office:value-type="float" office:value="0.0138">
            <text:p>0,0138</text:p>
          </table:table-cell>
          <table:table-cell table:formula="of:=[.D10]*[.E10]" office:value-type="float" office:value="0.00223769619319568">
            <text:p>0,002237696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11]*500" office:value-type="float" office:value="3500">
            <text:p>3500</text:p>
          </table:table-cell>
          <table:table-cell office:value-type="float" office:value="0.161516614984911">
            <text:p>0,161516615</text:p>
          </table:table-cell>
          <table:table-cell table:formula="of:=[.E10]-0.001" office:value-type="float" office:value="0.0128">
            <text:p>0,0128</text:p>
          </table:table-cell>
          <table:table-cell table:formula="of:=[.D11]*[.E11]" office:value-type="float" office:value="0.00206741267180686">
            <text:p>0,002067412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12]*500" office:value-type="float" office:value="4000">
            <text:p>4000</text:p>
          </table:table-cell>
          <table:table-cell office:value-type="float" office:value="0.160949676182867">
            <text:p>0,1609496762</text:p>
          </table:table-cell>
          <table:table-cell table:formula="of:=[.E11]-0.001" office:value-type="float" office:value="0.0118">
            <text:p>0,0118</text:p>
          </table:table-cell>
          <table:table-cell table:formula="of:=[.D12]*[.E12]" office:value-type="float" office:value="0.00189920617895783">
            <text:p>0,001899206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13]*500" office:value-type="float" office:value="4500">
            <text:p>4500</text:p>
          </table:table-cell>
          <table:table-cell office:value-type="float" office:value="0.160287511257233">
            <text:p>0,1602875113</text:p>
          </table:table-cell>
          <table:table-cell table:formula="of:=[.E12]-0.001" office:value-type="float" office:value="0.0108">
            <text:p>0,0108</text:p>
          </table:table-cell>
          <table:table-cell table:formula="of:=[.D13]*[.E13]" office:value-type="float" office:value="0.00173110512157812">
            <text:p>0,001731105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14]*500" office:value-type="float" office:value="5000">
            <text:p>5000</text:p>
          </table:table-cell>
          <table:table-cell office:value-type="float" office:value="0.159580683315659">
            <text:p>0,1595806833</text:p>
          </table:table-cell>
          <table:table-cell table:formula="of:=[.E13]-0.001" office:value-type="float" office:value="0.00979999999999999">
            <text:p>0,0098</text:p>
          </table:table-cell>
          <table:table-cell table:formula="of:=[.D14]*[.E14]" office:value-type="float" office:value="0.00156389069649346">
            <text:p>0,001563890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15]*500" office:value-type="float" office:value="5500">
            <text:p>5500</text:p>
          </table:table-cell>
          <table:table-cell office:value-type="float" office:value="0.15900756309706">
            <text:p>0,1590075631</text:p>
          </table:table-cell>
          <table:table-cell table:formula="of:=[.E14]-0.001" office:value-type="float" office:value="0.00879999999999999">
            <text:p>0,0088</text:p>
          </table:table-cell>
          <table:table-cell table:formula="of:=[.D15]*[.E15]" office:value-type="float" office:value="0.00139926655525413">
            <text:p>0,001399266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16]*500" office:value-type="float" office:value="6000">
            <text:p>6000</text:p>
          </table:table-cell>
          <table:table-cell office:value-type="float" office:value="0.158585468021348">
            <text:p>0,158585468</text:p>
          </table:table-cell>
          <table:table-cell table:formula="of:=[.E15]-0.001" office:value-type="float" office:value="0.00779999999999999">
            <text:p>0,0078</text:p>
          </table:table-cell>
          <table:table-cell table:formula="of:=[.D16]*[.E16]" office:value-type="float" office:value="0.00123696665056651">
            <text:p>0,001236966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17]*500" office:value-type="float" office:value="6500">
            <text:p>6500</text:p>
          </table:table-cell>
          <table:table-cell office:value-type="float" office:value="0.158192687330608">
            <text:p>0,1581926873</text:p>
          </table:table-cell>
          <table:table-cell table:formula="of:=[.E16]-0.001" office:value-type="float" office:value="0.00679999999999999">
            <text:p>0,0068</text:p>
          </table:table-cell>
          <table:table-cell table:formula="of:=[.D17]*[.E17]" office:value-type="float" office:value="0.00107571027384813">
            <text:p>0,001075710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18]*500" office:value-type="float" office:value="7000">
            <text:p>7000</text:p>
          </table:table-cell>
          <table:table-cell office:value-type="float" office:value="0.157702430726675">
            <text:p>0,1577024307</text:p>
          </table:table-cell>
          <table:table-cell table:formula="of:=[.E17]-0.001" office:value-type="float" office:value="0.00579999999999999">
            <text:p>0,0058</text:p>
          </table:table-cell>
          <table:table-cell table:formula="of:=[.D18]*[.E18]" office:value-type="float" office:value="0.000914674098214714">
            <text:p>0,000914674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19]*500" office:value-type="float" office:value="7500">
            <text:p>7500</text:p>
          </table:table-cell>
          <table:table-cell office:value-type="float" office:value="0.157148690375881">
            <text:p>0,1571486904</text:p>
          </table:table-cell>
          <table:table-cell table:formula="of:=[.E18]" office:value-type="float" office:value="0.00579999999999999">
            <text:p>0,0058</text:p>
          </table:table-cell>
          <table:table-cell table:formula="of:=[.D19]*[.E19]" office:value-type="float" office:value="0.000911462404180108">
            <text:p>0,000911462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20]*500" office:value-type="float" office:value="8000">
            <text:p>8000</text:p>
          </table:table-cell>
          <table:table-cell office:value-type="float" office:value="0.156678325304915">
            <text:p>0,1566783253</text:p>
          </table:table-cell>
          <table:table-cell table:formula="of:=[.E19]" office:value-type="float" office:value="0.00579999999999999">
            <text:p>0,0058</text:p>
          </table:table-cell>
          <table:table-cell table:formula="of:=[.D20]*[.E20]" office:value-type="float" office:value="0.000908734286768506">
            <text:p>0,000908734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21]*500" office:value-type="float" office:value="8500">
            <text:p>8500</text:p>
          </table:table-cell>
          <table:table-cell office:value-type="float" office:value="0.15626918147378">
            <text:p>0,1562691815</text:p>
          </table:table-cell>
          <table:table-cell table:formula="of:=[.E20]" office:value-type="float" office:value="0.00579999999999999">
            <text:p>0,0058</text:p>
          </table:table-cell>
          <table:table-cell table:formula="of:=[.D21]*[.E21]" office:value-type="float" office:value="0.000906361252547923">
            <text:p>0,000906361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22]*500" office:value-type="float" office:value="9000">
            <text:p>9000</text:p>
          </table:table-cell>
          <table:table-cell office:value-type="float" office:value="0.155859368101348">
            <text:p>0,1558593681</text:p>
          </table:table-cell>
          <table:table-cell table:formula="of:=[.E21]" office:value-type="float" office:value="0.00579999999999999">
            <text:p>0,0058</text:p>
          </table:table-cell>
          <table:table-cell table:formula="of:=[.D22]*[.E22]" office:value-type="float" office:value="0.000903984334987817">
            <text:p>0,000903984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23]*500" office:value-type="float" office:value="9500">
            <text:p>9500</text:p>
          </table:table-cell>
          <table:table-cell office:value-type="float" office:value="0.155491346687952">
            <text:p>0,1554913467</text:p>
          </table:table-cell>
          <table:table-cell table:formula="of:=[.E22]" office:value-type="float" office:value="0.00579999999999999">
            <text:p>0,0058</text:p>
          </table:table-cell>
          <table:table-cell table:formula="of:=[.D23]*[.E23]" office:value-type="float" office:value="0.00090184981079012">
            <text:p>0,000901849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24]*500" office:value-type="float" office:value="10000">
            <text:p>10000</text:p>
          </table:table-cell>
          <table:table-cell office:value-type="float" office:value="0.155216024671381">
            <text:p>0,1552160247</text:p>
          </table:table-cell>
          <table:table-cell table:formula="of:=[.E23]" office:value-type="float" office:value="0.00579999999999999">
            <text:p>0,0058</text:p>
          </table:table-cell>
          <table:table-cell table:formula="of:=[.D24]*[.E24]" office:value-type="float" office:value="0.000900252943094009">
            <text:p>0,0009002529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2-12-06T01:14:01</meta:creation-date>
    <dc:date>2012-12-06T01:31:17</dc:date>
    <dc:creator>krzysiek </dc:creator>
    <meta:editing-duration>P0D</meta:editing-duration>
    <meta:editing-cycles>1</meta:editing-cycles>
    <meta:document-statistic meta:table-count="3" meta:cell-count="10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upper-indicator="true" chart:error-lower-indicator="true" chart:error-category="cell-range" chart:regression-type="power" chart:error-upper-range="Arkusz1.F5:Arkusz1.F24" chart:error-lower-range="Arkusz1.F5:Arkusz1.F24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4" chart:max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error-upper-indicator="true" chart:error-lower-indicator="true" chart:error-category="cell-range" chart:regression-type="power" chart:error-upper-range="Arkusz1.F5:Arkusz1.F24" chart:error-lower-range="Arkusz1.F5:Arkusz1.F24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error-category="cell-range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69cm" svg:height="12.299cm" xlink:href=".." xlink:type="simple" chart:class="chart:scatter" chart:style-name="ch1">
        <chart:legend chart:legend-position="end" svg:x="13.695cm" svg:y="5.601cm" style:legend-expansion="high" chart:style-name="ch2"/>
        <chart:plot-area chart:style-name="ch3" table:cell-range-address="Arkusz1.C5:Arkusz1.D24 Arkusz1.A3:Arkusz1.A3" chart:data-source-has-labels="row" svg:x="0.936cm" svg:y="1.194cm" svg:width="13.815cm" svg:height="10.517cm">
          <chartooo:coordinate-region svg:x="1.848cm" svg:y="1.393cm" svg:width="12.438cm" svg:height="9.6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5:Arkusz1.D24" chart:label-cell-address="Arkusz1.A3:Arkusz1.A3" chart:class="chart:scatter">
            <chart:domain table:cell-range-address="Arkusz1.C5:Arkusz1.C24"/>
            <chart:regression-curve chart:style-name="ch8"/>
            <chart:error-indicator chart:style-name="ch9" chart:dimension="y"/>
            <chart:data-point chart:repeated="3"/>
            <chart:data-point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błąd w zależności od epoki</text:p>
                <draw:g>
                  <svg:desc>Arkusz1.A3:Arkusz1.A3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Arkusz1.C5:Arkusz1.C24</svg:desc>
                </draw:g>
              </table:table-cell>
              <table:table-cell office:value-type="float" office:value="0.174230123631333">
                <text:p>0.174230123631333</text:p>
                <draw:g>
                  <svg:desc>Arkusz1.D5:Arkusz1.D24</svg:desc>
                </draw:g>
              </table:table-cell>
              <table:table-cell office:value-type="float" office:value="0.00348460247262666">
                <text:p>0.00348460247262666</text:p>
                <draw:g>
                  <svg:desc>Arkusz1.F5:Arkusz1.F24</svg:desc>
                </draw:g>
              </table:table-cell>
              <table:table-cell office:value-type="float" office:value="0.00348460247262666">
                <text:p>0.00348460247262666</text:p>
                <draw:g>
                  <svg:desc>Arkusz1.F5:Arkusz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73673340014582">
                <text:p>0.173673340014582</text:p>
              </table:table-cell>
              <table:table-cell office:value-type="float" office:value="0.00309138545225956">
                <text:p>0.00309138545225956</text:p>
              </table:table-cell>
              <table:table-cell office:value-type="float" office:value="0.00309138545225956">
                <text:p>0.00309138545225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72745449131151">
                <text:p>0.172745449131151</text:p>
              </table:table-cell>
              <table:table-cell office:value-type="float" office:value="0.00290212354540334">
                <text:p>0.00290212354540334</text:p>
              </table:table-cell>
              <table:table-cell office:value-type="float" office:value="0.00290212354540334">
                <text:p>0.00290212354540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67797614312821">
                <text:p>0.167797614312821</text:p>
              </table:table-cell>
              <table:table-cell office:value-type="float" office:value="0.00265120230614257">
                <text:p>0.00265120230614257</text:p>
              </table:table-cell>
              <table:table-cell office:value-type="float" office:value="0.00265120230614257">
                <text:p>0.00265120230614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6328494867944">
                <text:p>0.16328494867944</text:p>
              </table:table-cell>
              <table:table-cell office:value-type="float" office:value="0.00241661724045571">
                <text:p>0.00241661724045571</text:p>
              </table:table-cell>
              <table:table-cell office:value-type="float" office:value="0.00241661724045571">
                <text:p>0.00241661724045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62151898057658">
                <text:p>0.162151898057658</text:p>
              </table:table-cell>
              <table:table-cell office:value-type="float" office:value="0.00223769619319568">
                <text:p>0.00223769619319568</text:p>
              </table:table-cell>
              <table:table-cell office:value-type="float" office:value="0.00223769619319568">
                <text:p>0.00223769619319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61516614984911">
                <text:p>0.161516614984911</text:p>
              </table:table-cell>
              <table:table-cell office:value-type="float" office:value="0.00206741267180686">
                <text:p>0.00206741267180686</text:p>
              </table:table-cell>
              <table:table-cell office:value-type="float" office:value="0.00206741267180686">
                <text:p>0.00206741267180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60949676182867">
                <text:p>0.160949676182867</text:p>
              </table:table-cell>
              <table:table-cell office:value-type="float" office:value="0.00189920617895783">
                <text:p>0.00189920617895783</text:p>
              </table:table-cell>
              <table:table-cell office:value-type="float" office:value="0.00189920617895783">
                <text:p>0.00189920617895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60287511257233">
                <text:p>0.160287511257233</text:p>
              </table:table-cell>
              <table:table-cell office:value-type="float" office:value="0.00173110512157812">
                <text:p>0.00173110512157812</text:p>
              </table:table-cell>
              <table:table-cell office:value-type="float" office:value="0.00173110512157812">
                <text:p>0.0017311051215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59580683315659">
                <text:p>0.159580683315659</text:p>
              </table:table-cell>
              <table:table-cell office:value-type="float" office:value="0.00156389069649346">
                <text:p>0.00156389069649346</text:p>
              </table:table-cell>
              <table:table-cell office:value-type="float" office:value="0.00156389069649346">
                <text:p>0.00156389069649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5900756309706">
                <text:p>0.15900756309706</text:p>
              </table:table-cell>
              <table:table-cell office:value-type="float" office:value="0.00139926655525413">
                <text:p>0.00139926655525413</text:p>
              </table:table-cell>
              <table:table-cell office:value-type="float" office:value="0.00139926655525413">
                <text:p>0.00139926655525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58585468021348">
                <text:p>0.158585468021348</text:p>
              </table:table-cell>
              <table:table-cell office:value-type="float" office:value="0.00123696665056651">
                <text:p>0.00123696665056651</text:p>
              </table:table-cell>
              <table:table-cell office:value-type="float" office:value="0.00123696665056651">
                <text:p>0.00123696665056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58192687330608">
                <text:p>0.158192687330608</text:p>
              </table:table-cell>
              <table:table-cell office:value-type="float" office:value="0.00107571027384813">
                <text:p>0.00107571027384813</text:p>
              </table:table-cell>
              <table:table-cell office:value-type="float" office:value="0.00107571027384813">
                <text:p>0.00107571027384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57702430726675">
                <text:p>0.157702430726675</text:p>
              </table:table-cell>
              <table:table-cell office:value-type="float" office:value="0.000914674098214714">
                <text:p>0.000914674098214714</text:p>
              </table:table-cell>
              <table:table-cell office:value-type="float" office:value="0.000914674098214714">
                <text:p>0.000914674098214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57148690375881">
                <text:p>0.157148690375881</text:p>
              </table:table-cell>
              <table:table-cell office:value-type="float" office:value="0.000911462404180108">
                <text:p>0.000911462404180108</text:p>
              </table:table-cell>
              <table:table-cell office:value-type="float" office:value="0.000911462404180108">
                <text:p>0.000911462404180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6678325304915">
                <text:p>0.156678325304915</text:p>
              </table:table-cell>
              <table:table-cell office:value-type="float" office:value="0.000908734286768506">
                <text:p>0.000908734286768506</text:p>
              </table:table-cell>
              <table:table-cell office:value-type="float" office:value="0.000908734286768506">
                <text:p>0.000908734286768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5626918147378">
                <text:p>0.15626918147378</text:p>
              </table:table-cell>
              <table:table-cell office:value-type="float" office:value="0.000906361252547923">
                <text:p>0.000906361252547923</text:p>
              </table:table-cell>
              <table:table-cell office:value-type="float" office:value="0.000906361252547923">
                <text:p>0.000906361252547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55859368101348">
                <text:p>0.155859368101348</text:p>
              </table:table-cell>
              <table:table-cell office:value-type="float" office:value="0.000903984334987817">
                <text:p>0.000903984334987817</text:p>
              </table:table-cell>
              <table:table-cell office:value-type="float" office:value="0.000903984334987817">
                <text:p>0.000903984334987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55491346687952">
                <text:p>0.155491346687952</text:p>
              </table:table-cell>
              <table:table-cell office:value-type="float" office:value="0.00090184981079012">
                <text:p>0.00090184981079012</text:p>
              </table:table-cell>
              <table:table-cell office:value-type="float" office:value="0.00090184981079012">
                <text:p>0.00090184981079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55216024671381">
                <text:p>0.155216024671381</text:p>
              </table:table-cell>
              <table:table-cell office:value-type="float" office:value="0.000900252943094009">
                <text:p>0.000900252943094009</text:p>
              </table:table-cell>
              <table:table-cell office:value-type="float" office:value="0.000900252943094009">
                <text:p>0.000900252943094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